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3333" draw:marker-start-width="0.356cm" draw:marker-end-width="0.356cm" draw:fill="none" draw:fill-color="#ffff00" draw:textarea-horizontal-align="justify" draw:textarea-vertical-align="middle" draw:auto-grow-height="false" fo:min-height="9.904cm" fo:min-width="8.296cm" fo:padding-top="0.176cm" fo:padding-bottom="0.176cm" fo:padding-left="0.301cm" fo:padding-right="0.30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0.77cm"/>
      <style:paragraph-properties style:writing-mode="lr-tb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1.02cm" fo:min-width="0.77cm"/>
      <style:paragraph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0.7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1c1c1c" draw:marker-start-width="0.279cm" draw:marker-end-width="0.279cm" draw:textarea-horizontal-align="justify" draw:textarea-vertical-align="middle" draw:auto-grow-height="false" fo:min-height="13.357cm" fo:min-width="12.658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82cm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028cm" fo:min-width="0.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2" style:family="graphic" style:parent-style-name="standard">
      <style:graphic-properties svg:stroke-width="0.203cm" svg:stroke-color="#990000" draw:marker-start-width="0.508cm" draw:marker-end-width="0.508cm" draw:textarea-horizontal-align="justify" draw:textarea-vertical-align="middle" draw:auto-grow-height="false" fo:min-height="7.227cm" fo:min-width="5.709cm" fo:padding-top="0.226cm" fo:padding-bottom="0.226cm" fo:padding-left="0.351cm" fo:padding-right="0.351cm"/>
    </style:style>
    <style:style style:name="gr13" style:family="graphic" style:parent-style-name="standard">
      <style:graphic-properties svg:stroke-width="0.356cm" svg:stroke-color="#007826" draw:marker-start-width="0.737cm" draw:marker-end-width="0.737cm" svg:stroke-opacity="30%" draw:fill="hatch" draw:fill-color="#996600" draw:fill-hatch-name="Hatching_20_1" draw:fill-hatch-solid="false" draw:opacity="50%" style:repeat="repeat" draw:textarea-vertical-align="middle" fo:padding-top="0.304cm" fo:padding-bottom="0.304cm" fo:padding-left="0.429cm" fo:padding-right="0.429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2.21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ff00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hatch" draw:fill-color="#996600" draw:fill-hatch-name="Hatching_20_1" draw:fill-hatch-solid="false" draw:opacity="50%" style:repeat="repeat"/>
      <style:paragraph-properties fo:text-align="center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8.898cm" svg:height="10.256cm" draw:transform="rotate (-0.592190215201677) translate (7.157cm 1.8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235cm 1.979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7.465cm 3.615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8.22cm 2.651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6.791cm 4.704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6.154cm 5.726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8.891cm 6.045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8.165cm 7.123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7.44cm 8.202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6.714cm 9.281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9.97cm 6.77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10.965cm 7.44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10.24cm 8.519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9.514cm 9.597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8.806cm 10.676cm)">
          <text:p text:style-name="P2">2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302cm" svg:y1="6.14cm" svg:x2="11.693cm" svg:y2="11.08cm">
          <text:p/>
        </draw:line>
        <draw:custom-shape draw:style-name="gr6" draw:text-style-name="P2" draw:layer="layout" svg:width="13.208cm" svg:height="13.657cm" draw:transform="skewX (-0.0102974425867665) rotate (-0.0102974425867661) translate (1.381cm 1.693cm)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" draw:id="id1" draw:layer="layout" svg:width="6.275cm" svg:height="1.032cm" svg:x="14.335cm" svg:y="16.605cm">
          <draw:text-box>
            <text:p><text:span text:style-name="T1">ST_Envelope(raster)</text:span></text:p>
          </draw:text-box>
        </draw:frame>
        <draw:connector draw:style-name="gr8" draw:text-style-name="P6" draw:layer="layout" draw:type="lines" svg:x1="14.335cm" svg:y1="17.121cm" svg:x2="7.605cm" svg:y2="15.266cm" draw:start-shape="id1" svg:d="M14335 17121h-500l-6230-1855" svg:viewBox="0 0 6731 1856">
          <text:p/>
        </draw:connector>
        <draw:frame draw:style-name="gr7" draw:text-style-name="P7" xml:id="id2" draw:id="id2" draw:layer="layout" svg:width="6.275cm" svg:height="1.032cm" svg:x="4.377cm" svg:y="16.986cm">
          <draw:text-box>
            <text:p><text:span text:style-name="T1">ST_ConvexHull(raster)</text:span></text:p>
          </draw:text-box>
        </draw:frame>
        <draw:connector draw:style-name="gr9" draw:text-style-name="P6" draw:layer="layout" draw:type="lines" draw:line-skew="0cm 0.845cm" svg:x1="4.377cm" svg:y1="17.502cm" svg:x2="5.095cm" svg:y2="12.873cm" draw:start-shape="id2" draw:end-shape="id3" svg:d="M4377 17502h-500l1218-791v-3838" svg:viewBox="0 0 1219 4630">
          <text:p/>
        </draw:connector>
        <draw:custom-shape draw:style-name="gr2" draw:text-style-name="P3" draw:layer="layout" svg:width="1.27cm" svg:height="1.27cm" draw:transform="rotate (-0.592190215201677) translate (6.517cm 2.98cm)">
          <text:p text:style-name="P2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5.817cm 3.9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5.087cm 5.064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4.391cm 6.09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3.717cm 7.1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3.017cm 8.2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2.317cm 9.2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9.253cm 3.31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27cm" svg:height="1.278cm" draw:transform="rotate (-0.592190215201677) translate (8.517cm 4.3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817cm 5.3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135cm 6.4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6.417cm 7.4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draw:transform="rotate (-0.592190215201677) translate (5.717cm 8.58cm)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5.017cm 9.6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4.317cm 10.6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3.401cm 6.064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2.702cm 7.16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1.984cm 8.212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1.302cm 9.26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0.602cm 10.26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9.902cm 11.36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9.202cm 12.43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8.517cm 13.48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0.318cm 4.036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1.319cm 4.6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2.318cm 5.3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9.619cm 5.036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0.62cm 5.6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11.619cm 6.3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6.078cm 10.423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12cm 11.0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8.157cm 11.7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5.316cm 11.389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6.42cm 12.0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419cm 12.7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5.406cm 6.79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draw:transform="rotate (-0.592190215201677) translate (4.725cm 7.89cm)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4.018cm 8.9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3.318cm 9.981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9.185cm 7.812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8.503cm 8.965cm)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draw:transform="rotate (-0.592190215201677) translate (7.803cm 9.965cm)">
          <text:p text:style-name="P2">0</text:p>
          <draw:enhanced-geometry svg:viewBox="0 0 21600 21600" draw:type="rectangle" draw:enhanced-path="M 0 0 L 21600 0 21600 21600 0 21600 0 0 Z N"/>
        </draw:custom-shape>
        <draw:frame draw:style-name="gr11" draw:text-style-name="P7" xml:id="id4" draw:id="id4" draw:layer="layout" svg:width="7.493cm" svg:height="0.839cm" svg:x="18.272cm" svg:y="3.082cm">
          <draw:text-box>
            <text:p><text:span text:style-name="T1">ST_MinConvexHull(raster)</text:span></text:p>
          </draw:text-box>
        </draw:frame>
        <draw:connector draw:style-name="gr8" draw:text-style-name="P6" draw:layer="layout" draw:type="lines" svg:x1="18.272cm" svg:y1="3.501cm" svg:x2="10.777cm" svg:y2="4.178cm" draw:start-shape="id4" draw:end-shape="id5" svg:d="M18272 3501h-500l-6995-1614v2291" svg:viewBox="0 0 7496 2292">
          <text:p/>
        </draw:connector>
        <draw:custom-shape draw:style-name="gr12" draw:text-style-name="P2" xml:id="id5" draw:id="id5" draw:layer="layout" svg:width="6.411cm" svg:height="7.679cm" draw:transform="skewX (-0.00698131700797733) rotate (-0.586256095744896) translate (8.052cm 2.49cm)">
          <text:p/>
          <draw:enhanced-geometry svg:viewBox="0 0 21600 21600" draw:type="rectangle" draw:enhanced-path="M 0 0 L 21600 0 21600 21600 0 21600 0 0 Z N"/>
        </draw:custom-shape>
        <draw:polygon draw:style-name="gr13" draw:text-style-name="P8" draw:layer="layout" svg:width="7.973cm" svg:height="9.792cm" svg:x="3.948cm" svg:y="2.564cm" svg:viewBox="0 0 7974 9793" draw:points="4064,0 0,6285 3048,8396 5207,5221 6223,5842 4064,9017 5207,9793 7974,5475 4799,3443 2767,6618 1793,5943 5153,735">
          <text:p/>
        </draw:polygon>
        <draw:frame draw:style-name="gr7" draw:text-style-name="P7" draw:layer="layout" svg:width="6.275cm" svg:height="1.032cm" svg:x="18.145cm" svg:y="6.461cm">
          <draw:text-box>
            <text:p><text:span text:style-name="T1">ST_Polygon(raster)</text:span></text:p>
          </draw:text-box>
        </draw:frame>
        <draw:line draw:style-name="gr8" draw:text-style-name="P6" draw:layer="layout" svg:x1="18.272cm" svg:y1="6.969cm" svg:x2="11.541cm" svg:y2="8.366cm">
          <text:p/>
        </draw:line>
        <draw:frame draw:style-name="gr14" draw:text-style-name="P9" draw:layer="layout" svg:width="6.477cm" svg:height="2.46cm" svg:x="15.986cm" svg:y="8.7cm">
          <draw:text-box>
            <text:p><text:span text:style-name="T2">0 – No data</text:span></text:p>
            <text:p><text:span text:style-name="T2">1 – data</text:span></text:p>
            <text:p><text:span text:style-name="T2">2 – data</text:span></text:p>
          </draw:text-box>
        </draw:frame>
        <presentation:notes draw:style-name="dp1">
          <draw:page-thumbnail draw:style-name="gr15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double" draw:color="#cc9900" draw:distance="0.076cm" draw:rotation="45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ff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22T12:00:35.116000000</meta:creation-date>
    <dc:date>2022-12-30T20:46:11.026000000</dc:date>
    <meta:editing-duration>PT2H32M50S</meta:editing-duration>
    <meta:editing-cycles>48</meta:editing-cycles>
    <meta:generator>LibreOffice/7.4.3.2$Windows_x86 LibreOffice_project/1048a8393ae2eeec98dff31b5c133c5f1d08b890</meta:generator>
    <meta:document-statistic meta:object-count="88"/>
  </office:meta>
</office:document-meta>
</file>